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0DFCFA877D5D6B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3cm, 10.745cm, 15.418cm, 6.09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5.836cm, 10.696cm, 0.863cm, 7.48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333cm, 0.352cm, 10.346cm, 47.236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699cm" svg:height="4.899cm" svg:x="3.5cm" svg:y="1.8cm">
          <draw:image xlink:href="Pictures/1000000000000780000004380DFCFA877D5D6BAC.png" xlink:type="simple" xlink:show="embed" xlink:actuate="onLoad">
            <text:p/>
          </draw:image>
        </draw:frame>
        <draw:frame draw:style-name="gr2" draw:text-style-name="P1" draw:layer="layout" svg:width="12.199cm" svg:height="0.699cm" svg:x="4cm" svg:y="6.7cm">
          <draw:image xlink:href="Pictures/1000000000000780000004380DFCFA877D5D6BAC.png" xlink:type="simple" xlink:show="embed" xlink:actuate="onLoad">
            <text:p/>
          </draw:image>
        </draw:frame>
        <draw:frame draw:style-name="gr3" draw:text-style-name="P1" draw:layer="layout" svg:width="1.199cm" svg:height="3.699cm" svg:x="16.301cm" svg:y="2.401cm">
          <draw:image xlink:href="Pictures/1000000000000780000004380DFCFA877D5D6B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14:19:43.886257256</meta:creation-date>
    <meta:editing-duration>PT23S</meta:editing-duration>
    <meta:editing-cycles>2</meta:editing-cycles>
    <meta:generator>LibreOffice/6.0.7.3$Linux_X86_64 LibreOffice_project/00m0$Build-3</meta:generator>
    <dc:date>2019-08-10T14:20:03.094780331</dc:date>
    <meta:document-statistic meta:object-count="3"/>
  </office:meta>
</office:document-meta>
</file>